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b563d" officeooo:paragraph-rsid="00147137"/>
    </style:style>
    <style:style style:name="P2" style:family="paragraph" style:parent-style-name="Standard">
      <style:text-properties fo:font-weight="bold" officeooo:rsid="002b563d" officeooo:paragraph-rsid="00147137" style:font-weight-asian="bold" style:font-weight-complex="bold"/>
    </style:style>
    <style:style style:name="P3" style:family="paragraph" style:parent-style-name="Standard">
      <style:text-properties fo:font-style="italic" officeooo:rsid="002b563d" officeooo:paragraph-rsid="00147137" fo:background-color="#ffff00" style:font-style-asian="italic" style:font-style-complex="italic"/>
    </style:style>
    <style:style style:name="P4" style:family="paragraph" style:parent-style-name="Standard">
      <style:text-properties officeooo:rsid="00147137" officeooo:paragraph-rsid="00147137"/>
    </style:style>
    <style:style style:name="P5" style:family="paragraph" style:parent-style-name="Standard">
      <style:text-properties officeooo:rsid="00147137" officeooo:paragraph-rsid="00147137" fo:background-color="#ffff00"/>
    </style:style>
    <style:style style:name="P6" style:family="paragraph" style:parent-style-name="Standard">
      <style:text-properties officeooo:rsid="00147137" officeooo:paragraph-rsid="00147137"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background-color="#ffff00" loext:char-shading-value="0" style:font-style-asian="italic" style:font-style-complex="italic"/>
    </style:style>
    <style:style style:name="T3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oller Spawner:::</text:p>
      <text:p text:style-name="P1"/>
      <text:p text:style-name="P1">[rosout][INFO] 2017-02-27 17:47:59,125: Controller Spawner: Loaded controllers: ihmc_valkyrie_control_java_bridge</text:p>
      <text:p text:style-name="P1">[rosout][INFO] 2017-02-27 17:47:59,484: Started controllers: ihmc_valkyrie_control_java_bridge</text:p>
      <text:p text:style-name="P1">[rospy.core][INFO] 2017-02-27 17:53:51,468: signal_shutdown [signal-2]</text:p>
      <text:p text:style-name="P1">[rosout][INFO] 2017-02-27 17:53:51,468: Shutting down spawner. Stopping and unloading controllers...</text:p>
      <text:p text:style-name="P1">[rospy.internal][ERROR] 2017-02-27 17:53:51,954: <text:span text:style-name="T2">Unable to initiate TCP/IP socket to 127.0.0.1:56024 (http://127.0.0.1:46315/): $</text:span></text:p>
      <text:p text:style-name="P3"><text:s text:c="2"/>File "/opt/ros/indigo/lib/python2.7/dist-packages/rospy/impl/tcpros_base.py", line 557, in connect</text:p>
      <text:p text:style-name="P3"><text:s text:c="4"/>self.read_header()</text:p>
      <text:p text:style-name="P1"><text:s text:c="2"/>File "/opt/ros/indigo/lib/python2.7/dist-packages/rospy/impl/tcpros_base.py", line 619, in read_header</text:p>
      <text:p text:style-name="P1"><text:s text:c="4"/>self._validate_header(read_ros_handshake_header(sock, self.read_buff, self.protocol.buff_size))</text:p>
      <text:p text:style-name="P1"><text:s text:c="2"/>File "/opt/ros/indigo/lib/python2.7/dist-packages/rospy/impl/tcpros_base.py", line 580, in _validate_header</text:p>
      <text:p text:style-name="P1"><text:s text:c="4"/>raise TransportInitError("remote error reported: %s"%header['error'])</text:p>
      <text:p text:style-name="P1">TransportInitError: remote error reported: received a connection for a nonexistent topic [/clock] from [TCPROS connection on por$</text:p>
      <text:p text:style-name="P1"></text:p>
      <text:p text:style-name="P1">[rospy.internal][ERROR] 2017-02-27 17:53:52,987: Unable to initiate TCP/IP socket to 127.0.0.1:56024 (http://127.0.0.1:46315/): $</text:p>
      <text:p text:style-name="P1"><text:s text:c="2"/>File "/opt/ros/indigo/lib/python2.7/dist-packages/rospy/impl/tcpros_base.py", line 557, in connect</text:p>
      <text:p text:style-name="P1"><text:s text:c="4"/>self.read_header()</text:p>
      <text:p text:style-name="P1"><text:s text:c="2"/>File "/opt/ros/indigo/lib/python2.7/dist-packages/rospy/impl/tcpros_base.py", line 619, in read_header</text:p>
      <text:p text:style-name="P1"><text:s text:c="4"/>self._validate_header(read_ros_handshake_header(sock, self.read_buff, self.protocol.buff_size))</text:p>
      <text:p text:style-name="P1"><text:s text:c="2"/>File "/opt/ros/indigo/lib/python2.7/dist-packages/rospy/impl/tcpros_base.py", line 580, in _validate_header</text:p>
      <text:p text:style-name="P1"><text:s text:c="4"/>raise TransportInitError("remote error reported: %s"%header['error'])</text:p>
      <text:p text:style-name="P1">TransportInitError: remote error reported: received a connection for a nonexistent topic [/clock] from [TCPROS connection on por$</text:p>
      <text:p text:style-name="P1"></text:p>
      <text:p text:style-name="P1">[rospy.internal][ERROR] 2017-02-27 17:53:55,004: Unable to initiate TCP/IP socket to 127.0.0.1:56024 (http://127.0.0.1:46315/): $</text:p>
      <text:p text:style-name="P1"><text:s text:c="2"/>File "/opt/ros/indigo/lib/python2.7/dist-packages/rospy/impl/tcpros_base.py", line 557, in connect</text:p>
      <text:p text:style-name="P1"><text:s text:c="4"/>self.read_header()</text:p>
      <text:p text:style-name="P1"><text:s text:c="2"/>File "/opt/ros/indigo/lib/python2.7/dist-packages/rospy/impl/tcpros_base.py", line 619, in read_header</text:p>
      <text:p text:style-name="P1"><text:s text:c="4"/>self._validate_header(read_ros_handshake_header(sock, self.read_buff, self.protocol.buff_size))</text:p>
      <text:p text:style-name="P1"><text:s text:c="2"/>File "/opt/ros/indigo/lib/python2.7/dist-packages/rospy/impl/tcpros_base.py", line 580, in _validate_header</text:p>
      <text:p text:style-name="P1"><text:s text:c="4"/>raise TransportInitError("remote error reported: %s"%header['error'])</text:p>
      <text:p text:style-name="P1">TransportInitError: remote error reported: received a connection for a nonexistent topic [/clock] from [TCPROS connection on por$</text:p>
      <text:p text:style-name="P1"></text:p>
      <text:p text:style-name="P1">[rospy.internal][ERROR] 2017-02-27 17:53:59,007: Unable to initiate TCP/IP socket to 127.0.0.1:56024 (http://127.0.0.1:46315/): $</text:p>
      <text:p text:style-name="P1"><text:soft-page-break/><text:s text:c="2"/>File "/opt/ros/indigo/lib/python2.7/dist-packages/rospy/impl/tcpros_base.py", line 557, in connect</text:p>
      <text:p text:style-name="P1"><text:s text:c="4"/>self.read_header()</text:p>
      <text:p text:style-name="P1"><text:s text:c="2"/>File "/opt/ros/indigo/lib/python2.7/dist-packages/rospy/impl/tcpros_base.py", line 619, in read_header</text:p>
      <text:p text:style-name="P1"><text:s text:c="4"/>self._validate_header(read_ros_handshake_header(sock, self.read_buff, self.protocol.buff_size))</text:p>
      <text:p text:style-name="P1"><text:s text:c="2"/>File "/opt/ros/indigo/lib/python2.7/dist-packages/rospy/impl/tcpros_base.py", line 580, in _validate_header</text:p>
      <text:p text:style-name="P1"><text:s text:c="4"/>raise TransportInitError("remote error reported: %s"%header['error'])</text:p>
      <text:p text:style-name="P1">TransportInitError: remote error reported: received a connection for a nonexistent topic [/clock] from [TCPROS connection on por$</text:p>
      <text:p text:style-name="P1"></text:p>
      <text:p text:style-name="P1">[rospy.core][INFO] 2017-02-27 17:54:06,581: signal_shutdown [signal-15]</text:p>
      <text:p text:style-name="P1">[rospy.internal][WARNING] 2017-02-27 17:54:07,056: Unknown error initiating TCP/IP socket to 127.0.0.1:56024 (http://127.0.0.1:4$</text:p>
      <text:p text:style-name="P1"><text:s text:c="2"/>File "/opt/ros/indigo/lib/python2.7/dist-packages/rospy/impl/tcpros_base.py", line 555, in connect</text:p>
      <text:p text:style-name="P1"><text:s text:c="4"/>self.socket.connect((dest_addr, dest_port))</text:p>
      <text:p text:style-name="P1">File "/usr/lib/python2.7/socket.py", line 224, in meth</text:p>
      <text:p text:style-name="P1"><text:s text:c="4"/>return getattr(self._sock,name)(*args)</text:p>
      <text:p text:style-name="P1">error: [Errno 111] Connection refused</text:p>
      <text:p text:style-name="P1"></text:p>
      <text:p text:style-name="P1">[rospy.internal][INFO] 2017-02-27 17:54:07,062: topic[/clock] removing connection to http://127.0.0.1:46315/</text:p>
      <text:p text:style-name="P1"></text:p>
      <text:p text:style-name="P1"/>
      <text:p text:style-name="P1"/>
      <text:p text:style-name="P4">MASTER LOG:</text:p>
      <text:p text:style-name="P4">[rosmaster.master][INFO] 2017-02-27 17:47:41,311: +PARAM [/multisense/camera/right/image_raw/compressedDepth/depth_max] by /gaze$</text:p>
      <text:p text:style-name="P4">[rosmaster.master][ERROR]<text:span text:style-name="T3"> 2017-02-27 17:47:41,311: Traceback (most recent call last):</text:span></text:p>
      <text:p text:style-name="P5"><text:s text:c="2"/>File "/opt/ros/indigo/lib/python2.7/dist-packages/rosmaster/master_api.py", line 177, in validated_f</text:p>
      <text:p text:style-name="P5"><text:s text:c="4"/>code, msg, val = f(*newArgs, **kwds)</text:p>
      <text:p text:style-name="P5"><text:s text:c="2"/>File "/opt/ros/indigo/lib/python2.7/dist-packages/rosmaster/master_api.py", line 425, in searchParam</text:p>
      <text:p text:style-name="P5"><text:s text:c="4"/>search_key = self.param_server.search_param(caller_id, key)</text:p>
      <text:p text:style-name="P5"><text:s text:c="2"/>File "/opt/ros/indigo/lib/python2.7/dist-packages/rosmaster/paramserver.py", line 116, in search_param</text:p>
      <text:p text:style-name="P5"><text:s text:c="4"/>raise ValueError("namespace must be global")</text:p>
      <text:p text:style-name="P5">ValueError: namespace must be global</text:p>
      <text:p text:style-name="P5"/>
      <text:p text:style-name="P6">[rosmaster.master][INFO] 2017-02-27 17:54:08,799: -SERVICE [/rosout/set_logger_level] /rosout rosrpc://127.0.0.1:59115</text:p>
      <text:p text:style-name="P6">[rosmaster.main][INFO] 2017-02-27 17:54:08,976: keyboard interrupt, will exit</text:p>
      <text:p text:style-name="P6">[rosmaster.main][INFO] 2017-02-27 17:54:08,976: stopping master...</text:p>
      <text:p text:style-name="P6"><text:soft-page-break/>[rospy.core][INFO] 2017-02-27 17:54:08,976: signal_shutdown [atexit]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8:07:52.059990157</meta:creation-date>
    <dc:date>2017-02-27T18:19:55.928278478</dc:date>
    <meta:editing-duration>P0D</meta:editing-duration>
    <meta:editing-cycles>1</meta:editing-cycles>
    <meta:document-statistic meta:table-count="0" meta:image-count="0" meta:object-count="0" meta:page-count="3" meta:paragraph-count="65" meta:word-count="379" meta:character-count="5158" meta:non-whitespace-character-count="4675"/>
    <meta:generator>LibreOffice/4.2.8.2$Linux_X86_64 LibreOffice_project/420m0$Build-2</meta:generator>
  </office:meta>
</office:document-meta>
</file>